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3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F228:'Stage 1'.F243 'Stage 1'.D97:'Stage 1'.D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3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4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674319</text:p>
          </table:table-cell>
          <table:table-cell office:value-type="string" calcext:value-type="string">
            <text:p>Intel(R) Core(TM) i7 CPU <text:s text:c="6"/>M 620 <text:s/>@ 2.67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E210]/[.D210]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table:formula="of:=[.E211]/[.D211]" office:value-type="float" office:value="610.5" calcext:value-type="float">
            <text:p>61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table:formula="of:=[.E212]/[.D212]" office:value-type="float" office:value="610.25" calcext:value-type="float">
            <text:p>61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44" calcext:value-type="float">
            <text:p>4844</text:p>
          </table:table-cell>
          <table:table-cell table:formula="of:=[.E213]/[.D213]" office:value-type="float" office:value="605.5" calcext:value-type="float">
            <text:p>60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62" calcext:value-type="float">
            <text:p>9662</text:p>
          </table:table-cell>
          <table:table-cell table:formula="of:=[.E214]/[.D214]" office:value-type="float" office:value="603.875" calcext:value-type="float">
            <text:p>60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63" calcext:value-type="float">
            <text:p>19263</text:p>
          </table:table-cell>
          <table:table-cell table:formula="of:=[.E215]/[.D215]" office:value-type="float" office:value="601.96875" calcext:value-type="float">
            <text:p>601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2771" calcext:value-type="float">
            <text:p>42771</text:p>
          </table:table-cell>
          <table:table-cell table:formula="of:=[.E216]/[.D216]" office:value-type="float" office:value="668.296875" calcext:value-type="float">
            <text:p>668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610" calcext:value-type="float">
            <text:p>88610</text:p>
          </table:table-cell>
          <table:table-cell table:formula="of:=[.E217]/[.D217]" office:value-type="float" office:value="692.265625" calcext:value-type="float">
            <text:p>692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7171" calcext:value-type="float">
            <text:p>177171</text:p>
          </table:table-cell>
          <table:table-cell table:formula="of:=[.E218]/[.D218]" office:value-type="float" office:value="692.07421875" calcext:value-type="float">
            <text:p>692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4323" calcext:value-type="float">
            <text:p>354323</text:p>
          </table:table-cell>
          <table:table-cell table:formula="of:=[.E219]/[.D219]" office:value-type="float" office:value="692.037109375" calcext:value-type="float">
            <text:p>692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8628" calcext:value-type="float">
            <text:p>708628</text:p>
          </table:table-cell>
          <table:table-cell table:formula="of:=[.E220]/[.D220]" office:value-type="float" office:value="692.01953125" calcext:value-type="float">
            <text:p>692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417241" calcext:value-type="float">
            <text:p>1417241</text:p>
          </table:table-cell>
          <table:table-cell table:formula="of:=[.E221]/[.D221]" office:value-type="float" office:value="692.01220703125" calcext:value-type="float">
            <text:p>692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834448" calcext:value-type="float">
            <text:p>2834448</text:p>
          </table:table-cell>
          <table:table-cell table:formula="of:=[.E222]/[.D222]" office:value-type="float" office:value="692.0039062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668886" calcext:value-type="float">
            <text:p>5668886</text:p>
          </table:table-cell>
          <table:table-cell table:formula="of:=[.E223]/[.D223]" office:value-type="float" office:value="692.00268554687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37751" calcext:value-type="float">
            <text:p>11337751</text:p>
          </table:table-cell>
          <table:table-cell table:formula="of:=[.E224]/[.D224]" office:value-type="float" office:value="692.001403808594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675476" calcext:value-type="float">
            <text:p>22675476</text:p>
          </table:table-cell>
          <table:table-cell table:formula="of:=[.E225]/[.D225]" office:value-type="float" office:value="692.000610351563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4329667</text:p>
          </table:table-cell>
          <table:table-cell office:value-type="string" calcext:value-type="string">
            <text:p>Intel(R) Core(TM) i7-4770S CPU @ 3.1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[.E228]/[.D228]"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table:formula="of:=[.E229]/[.D229]" office:value-type="float" office:value="497.5" calcext:value-type="float">
            <text:p>49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60" calcext:value-type="float">
            <text:p>1860</text:p>
          </table:table-cell>
          <table:table-cell table:formula="of:=[.E230]/[.D230]"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60" calcext:value-type="float">
            <text:p>3560</text:p>
          </table:table-cell>
          <table:table-cell table:formula="of:=[.E231]/[.D231]"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929" calcext:value-type="float">
            <text:p>6929</text:p>
          </table:table-cell>
          <table:table-cell table:formula="of:=[.E232]/[.D232]" office:value-type="float" office:value="433.0625" calcext:value-type="float">
            <text:p>433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695" calcext:value-type="float">
            <text:p>13695</text:p>
          </table:table-cell>
          <table:table-cell table:formula="of:=[.E233]/[.D233]" office:value-type="float" office:value="427.96875" calcext:value-type="float">
            <text:p>427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7232" calcext:value-type="float">
            <text:p>27232</text:p>
          </table:table-cell>
          <table:table-cell table:formula="of:=[.E234]/[.D234]" office:value-type="float" office:value="425.5" calcext:value-type="float">
            <text:p>42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4272" calcext:value-type="float">
            <text:p>54272</text:p>
          </table:table-cell>
          <table:table-cell table:formula="of:=[.E235]/[.D235]"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08391" calcext:value-type="float">
            <text:p>108391</text:p>
          </table:table-cell>
          <table:table-cell table:formula="of:=[.E236]/[.D236]" office:value-type="float" office:value="423.40234375" calcext:value-type="float">
            <text:p>423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6592" calcext:value-type="float">
            <text:p>216592</text:p>
          </table:table-cell>
          <table:table-cell table:formula="of:=[.E237]/[.D237]" office:value-type="float" office:value="423.03125" calcext:value-type="float">
            <text:p>423,0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33041" calcext:value-type="float">
            <text:p>433041</text:p>
          </table:table-cell>
          <table:table-cell table:formula="of:=[.E238]/[.D238]" office:value-type="float" office:value="422.8916015625" calcext:value-type="float">
            <text:p>422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865946" calcext:value-type="float">
            <text:p>865946</text:p>
          </table:table-cell>
          <table:table-cell table:formula="of:=[.E239]/[.D239]" office:value-type="float" office:value="422.8251953125" calcext:value-type="float">
            <text:p>422,8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731756" calcext:value-type="float">
            <text:p>1731756</text:p>
          </table:table-cell>
          <table:table-cell table:formula="of:=[.E240]/[.D240]" office:value-type="float" office:value="422.7919921875" calcext:value-type="float">
            <text:p>422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463390" calcext:value-type="float">
            <text:p>3463390</text:p>
          </table:table-cell>
          <table:table-cell table:formula="of:=[.E241]/[.D241]" office:value-type="float" office:value="422.777099609375" calcext:value-type="float">
            <text:p>422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9565931" calcext:value-type="float">
            <text:p>9565931</text:p>
          </table:table-cell>
          <table:table-cell table:formula="of:=[.E242]/[.D242]" office:value-type="float" office:value="583.858093261719" calcext:value-type="float">
            <text:p>583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9196307" calcext:value-type="float">
            <text:p>19196307</text:p>
          </table:table-cell>
          <table:table-cell table:formula="of:=[.E243]/[.D243]" office:value-type="float" office:value="585.824798583984" calcext:value-type="float">
            <text:p>585,8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Exp-1415905715</text:p>
          </table:table-cell>
          <table:table-cell office:value-type="string" calcext:value-type="string">
            <text:p><text:s/>Intel(R) Core(TM) i5-4300M CPU @ 2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table:formula="of:=[.E247]/[.D247]" office:value-type="float" office:value="583" calcext:value-type="float">
            <text:p>58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table:formula="of:=[.E248]/[.D248]" office:value-type="float" office:value="506.5" calcext:value-type="float">
            <text:p>50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96" calcext:value-type="float">
            <text:p>1896</text:p>
          </table:table-cell>
          <table:table-cell table:formula="of:=[.E249]/[.D249]"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610" calcext:value-type="float">
            <text:p>3610</text:p>
          </table:table-cell>
          <table:table-cell table:formula="of:=[.E250]/[.D250]" office:value-type="float" office:value="451.25" calcext:value-type="float">
            <text:p>45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045" calcext:value-type="float">
            <text:p>7045</text:p>
          </table:table-cell>
          <table:table-cell table:formula="of:=[.E251]/[.D251]" office:value-type="float" office:value="440.3125" calcext:value-type="float">
            <text:p>440,3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912" calcext:value-type="float">
            <text:p>13912</text:p>
          </table:table-cell>
          <table:table-cell table:formula="of:=[.E252]/[.D252]" office:value-type="float" office:value="434.75" calcext:value-type="float">
            <text:p>43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7688" calcext:value-type="float">
            <text:p>27688</text:p>
          </table:table-cell>
          <table:table-cell table:formula="of:=[.E253]/[.D253]" office:value-type="float" office:value="432.625" calcext:value-type="float">
            <text:p>43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5221" calcext:value-type="float">
            <text:p>55221</text:p>
          </table:table-cell>
          <table:table-cell table:formula="of:=[.E254]/[.D254]" office:value-type="float" office:value="431.4140625" calcext:value-type="float">
            <text:p>431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10273" calcext:value-type="float">
            <text:p>110273</text:p>
          </table:table-cell>
          <table:table-cell table:formula="of:=[.E255]/[.D255]" office:value-type="float" office:value="430.75390625" calcext:value-type="float">
            <text:p>430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20394" calcext:value-type="float">
            <text:p>220394</text:p>
          </table:table-cell>
          <table:table-cell table:formula="of:=[.E256]/[.D256]" office:value-type="float" office:value="430.45703125" calcext:value-type="float">
            <text:p>430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0654" calcext:value-type="float">
            <text:p>440654</text:p>
          </table:table-cell>
          <table:table-cell table:formula="of:=[.E257]/[.D257]" office:value-type="float" office:value="430.326171875" calcext:value-type="float">
            <text:p>430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26437" calcext:value-type="float">
            <text:p>926437</text:p>
          </table:table-cell>
          <table:table-cell table:formula="of:=[.E258]/[.D258]" office:value-type="float" office:value="452.36181640625" calcext:value-type="float">
            <text:p>452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837551" calcext:value-type="float">
            <text:p>1837551</text:p>
          </table:table-cell>
          <table:table-cell table:formula="of:=[.E259]/[.D259]" office:value-type="float" office:value="448.620849609375" calcext:value-type="float">
            <text:p>448,6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4753412" calcext:value-type="float">
            <text:p>4753412</text:p>
          </table:table-cell>
          <table:table-cell table:formula="of:=[.E260]/[.D260]" office:value-type="float" office:value="580.25048828125" calcext:value-type="float">
            <text:p>58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9642871" calcext:value-type="float">
            <text:p>9642871</text:p>
          </table:table-cell>
          <table:table-cell table:formula="of:=[.E261]/[.D261]" office:value-type="float" office:value="588.554138183594" calcext:value-type="float">
            <text:p>588,5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9285611" calcext:value-type="float">
            <text:p>19285611</text:p>
          </table:table-cell>
          <table:table-cell table:formula="of:=[.E262]/[.D262]" office:value-type="float" office:value="588.550140380859" calcext:value-type="float">
            <text:p>588,55</text:p>
          </table:table-cell>
          <table:table-cell table:number-columns-repeated="1018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ce6"/>
        <table:table-column table:style-name="co9" table:default-cell-style-name="ce6"/>
        <table:table-column table:style-name="co10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-692</text:p>
          </table:table-cell>
          <table:table-cell office:value-type="string" calcext:value-type="string">
            <text:p>580-685-768-604</text:p>
          </table:table-cell>
          <table:table-cell table:formula="of:=GEOMEAN(698;824;920;692)" office:value-type="float" office:value="777.891702473105" calcext:value-type="float">
            <text:p>777,89</text:p>
          </table:table-cell>
          <table:table-cell table:formula="of:=GEOMEAN(580;685;768;604)" office:value-type="float" office:value="655.207984107777" calcext:value-type="float">
            <text:p>655,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-586;588</text:p>
          </table:table-cell>
          <table:table-cell office:value-type="string" calcext:value-type="string">
            <text:p>471-483-423-430</text:p>
          </table:table-cell>
          <table:table-cell table:formula="of:=GEOMEAN(644; 661;586;588)" office:value-type="float" office:value="618.857369849251" calcext:value-type="float">
            <text:p>618,86</text:p>
          </table:table-cell>
          <table:table-cell table:formula="of:=GEOMEAN(471;483;423;430)" office:value-type="float" office:value="451.018353524406" calcext:value-type="float">
            <text:p>451,02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  <table:table-row table:style-name="ro2">
          <table:table-cell office:value-type="string" calcext:value-type="string">
            <text:p>kralin</text:p>
          </table:table-cell>
        </table:table-row>
        <table:table-row table:style-name="ro2">
          <table:table-cell office:value-type="string" calcext:value-type="string">
            <text:p>handler</text:p>
          </table:table-cell>
        </table:table-row>
      </table:table>
      <table:table table:name="vmware-data" table:style-name="ta1"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Prescott <text:s text:c="4"/></text:p>
          </table:table-cell>
          <table:table-cell office:value-type="string" calcext:value-type="string">
            <text:p><text:s/>3 кв. 2005 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string" calcext:value-type="string">
            <text:p>Merom <text:s text:c="7"/></text:p>
          </table:table-cell>
          <table:table-cell office:value-type="string" calcext:value-type="string">
            <text:p><text:s/>2 кв. 2006 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Penryn <text:s text:c="6"/></text:p>
          </table:table-cell>
          <table:table-cell office:value-type="string" calcext:value-type="string">
            <text:p><text:s/>1 кв. 2008 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string" calcext:value-type="string">
            <text:p>Nehalem <text:s text:c="5"/></text:p>
          </table:table-cell>
          <table:table-cell office:value-type="string" calcext:value-type="string">
            <text:p><text:s/>3 кв. 2009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Westmere <text:s text:c="4"/></text:p>
          </table:table-cell>
          <table:table-cell office:value-type="string" calcext:value-type="string">
            <text:p><text:s/>1 кв. 2010 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Sandy Bridge </text:p>
          </table:table-cell>
          <table:table-cell office:value-type="string" calcext:value-type="string">
            <text:p><text:s/>1 кв. 2011 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.00.0000</text:date>, <text:time style:data-style-name="N2" text:time-value="15:54:49.1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4M52S</meta:editing-duration>
    <meta:editing-cycles>72</meta:editing-cycles>
    <meta:generator>LibreOffice/4.2.4.2$Windows_x86 LibreOffice_project/63150712c6d317d27ce2db16eb94c2f3d7b699f8</meta:generator>
    <dc:date>2014-11-13T15:58:40.220000000</dc:date>
    <dc:creator>Grigory Rechistov</dc:creator>
    <meta:document-statistic meta:table-count="4" meta:cell-count="78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767cm" svg:y="3.154cm" style:legend-expansion="high" chart:style-name="ch2"/>
        <chart:plot-area chart:style-name="ch3" table:cell-range-address="'Stage 1'.D4:'Stage 1'.D19 'Stage 1'.F4:'Stage 1'.F19" svg:x="0.77cm" svg:y="0.687cm" svg:width="12.357cm" svg:height="5.662cm">
          <chartooo:coordinate-region svg:x="1.577cm" svg:y="0.886cm" svg:width="10.993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763cm" svg:y="2.767cm" style:legend-expansion="high" chart:style-name="ch2"/>
        <chart:plot-area chart:style-name="ch3" table:cell-range-address="'Stage 1'.D61:'Stage 1'.D76 'Stage 1'.F61:'Stage 1'.F76 'Stage 1'.F172:'Stage 1'.F187 'Stage 1'.F79:'Stage 1'.F94" svg:x="0.77cm" svg:y="0.703cm" svg:width="12.353cm" svg:height="5.863cm">
          <chartooo:coordinate-region svg:x="1.577cm" svg:y="0.902cm" svg:width="10.989cm" svg:height="5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6.982cm" xlink:href="." xlink:type="simple" chart:class="chart:scatter" chart:style-name="ch1">
        <chart:legend chart:legend-position="end" svg:x="13.624cm" svg:y="2.196cm" style:legend-expansion="high" chart:style-name="ch2"/>
        <chart:plot-area chart:style-name="ch3" chart:data-source-has-labels="both" svg:x="0.769cm" svg:y="0.691cm" svg:width="12.217cm" svg:height="5.732cm">
          <chartooo:coordinate-region svg:x="1.576cm" svg:y="0.89cm" svg:width="10.853cm" svg:height="4.886cm"/>
          <chart:axis chart:dimension="x" chart:name="primary-x" chart:style-name="ch4" chartooo:axis-type="auto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scatter">
            <chart:domain table:cell-range-address="local-table.$C$2:.$C$17"/>
            <chart:data-point chart:repeated="16"/>
          </chart:series>
          <chart:series chart:style-name="ch8" chart:values-cell-range-address="local-table.$D$2:.$D$17" chart:class="chart:scatter">
            <chart:data-point chart:repeated="16"/>
          </chart:series>
          <chart:series chart:style-name="ch9" chart:values-cell-range-address="local-table.$E$2:.$E$17" chart:label-cell-address="local-table.$E$1" chart:class="chart:scatter">
            <chart:data-point chart:repeated="16"/>
          </chart:series>
          <chart:series chart:style-name="ch10" chart:values-cell-range-address="local-table.$F$2:.$F$17" chart:label-cell-address="local-table.$F$1" chart:class="chart:scatter">
            <chart:data-point chart:repeated="16"/>
          </chart:series>
          <chart:series chart:style-name="ch11" chart:values-cell-range-address="local-table.$G$2:.$G$17" chart:label-cell-address="local-table.$G$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ook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28">
                <text:p>528</text:p>
              </table:table-cell>
              <table:table-cell office:value-type="float" office:value="575">
                <text:p>575</text:p>
              </table:table-cell>
              <table:table-cell office:value-type="float" office:value="512">
                <text:p>5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97.5">
                <text:p>497.5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65">
                <text:p>46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45">
                <text:p>44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33.0625">
                <text:p>433.06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27.96875">
                <text:p>427.9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25.5">
                <text:p>425.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24">
                <text:p>424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23.40234375">
                <text:p>423.402343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23.03125">
                <text:p>423.031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22.8916015625">
                <text:p>422.891601562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22.8251953125">
                <text:p>422.825195312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422.7919921875">
                <text:p>422.791992187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422.777099609375">
                <text:p>422.777099609375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583.858093261719">
                <text:p>583.858093261719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585.824798583984">
                <text:p>585.824798583984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763cm" svg:y="3.331cm" style:legend-expansion="high" chart:style-name="ch2"/>
        <chart:plot-area chart:style-name="ch3" table:cell-range-address="'Stage 1'.D22:'Stage 1'.D37 'Stage 1'.F22:'Stage 1'.F37" svg:x="0.77cm" svg:y="0.715cm" svg:width="12.353cm" svg:height="5.981cm">
          <chartooo:coordinate-region svg:x="1.577cm" svg:y="0.914cm" svg:width="10.989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'Stage 1'.D40:'Stage 1'.D55 'Stage 1'.F40:'Stage 1'.F55" svg:x="0.77cm" svg:y="0.855cm" svg:width="12.353cm" svg:height="7.545cm">
          <chartooo:coordinate-region svg:x="1.577cm" svg:y="1.054cm" svg:width="10.98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756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349cm" svg:height="5.657cm">
          <chartooo:coordinate-region svg:x="1.761cm" svg:y="0.887cm" svg:width="10.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55.207984107777">
                <text:p>655.207984107777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51.018353524406">
                <text:p>451.0183535244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777.891702473105">
                <text:p>777.891702473105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18.857369849251">
                <text:p>618.8573698492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